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Calibri" fo:font-size="12pt" fo:font-style="normal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variant="normal" fo:text-transform="none" fo:color="#000000" style:font-name="Calibri" fo:font-size="12pt" fo:font-style="normal" style:text-underline-style="none" fo:font-weight="bold" officeooo:rsid="0000f3e6" officeooo:paragraph-rsid="0000f3e6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variant="normal" fo:text-transform="none" fo:color="#000000" style:font-name="Calibri" fo:font-size="12pt" fo:font-style="normal" style:text-underline-style="none" fo:font-weight="bold" officeooo:rsid="00023aff" officeooo:paragraph-rsid="00023aff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variant="normal" fo:text-transform="none" fo:color="#000000" style:font-name="Calibri" fo:font-size="12pt" fo:font-style="normal" style:text-underline-style="none" style:font-size-asian="12pt" style:font-size-complex="12pt"/>
    </style:style>
    <style:style style:name="P5" style:family="paragraph" style:parent-style-name="Preformatted_20_Text">
      <style:text-properties fo:font-variant="normal" fo:text-transform="none" fo:color="#000000" style:font-name="Calibri" fo:font-size="12pt" fo:font-style="normal" style:text-underline-style="none" officeooo:rsid="0000f3e6" officeooo:paragraph-rsid="0000f3e6" style:font-size-asian="12pt" style:font-size-complex="12pt"/>
    </style:style>
    <style:style style:name="P6" style:family="paragraph" style:parent-style-name="Preformatted_20_Text">
      <style:text-properties fo:font-variant="normal" fo:text-transform="none" fo:color="#000000" style:font-name="Calibri" fo:font-size="12pt" fo:font-style="italic" style:text-underline-style="none" style:font-size-asian="12pt" style:font-size-complex="12pt"/>
    </style:style>
    <style:style style:name="P7" style:family="paragraph" style:parent-style-name="Preformatted_20_Text">
      <style:text-properties fo:font-variant="normal" fo:text-transform="none" fo:color="#000000" style:font-name="Calibri" fo:font-size="12pt" fo:font-style="italic" style:text-underline-style="none" officeooo:rsid="0000f3e6" officeooo:paragraph-rsid="0000f3e6" style:font-size-asian="12pt" style:font-size-complex="12pt"/>
    </style:style>
    <style:style style:name="P8" style:family="paragraph" style:parent-style-name="Preformatted_20_Text">
      <style:text-properties fo:font-variant="normal" fo:text-transform="none" fo:color="#000000" style:font-name="Calibri" fo:font-size="12pt" fo:font-style="italic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000000" style:font-name="Calibri" fo:font-size="12pt" style:text-underline-style="none" style:font-size-asian="12pt" style:font-size-complex="12pt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Calibri" fo:font-size="12pt" fo:font-style="normal" style:text-underline-style="none" style:font-size-asian="12pt" style:font-size-complex="12pt"/>
    </style:style>
    <style:style style:name="P11" style:family="paragraph" style:parent-style-name="Standard">
      <style:text-properties fo:color="#000000" style:font-name="Calibri" fo:font-size="12pt" style:text-underline-style="none" style:font-size-asian="12pt" style:font-size-complex="12pt"/>
    </style:style>
    <style:style style:name="T1" style:family="text">
      <style:text-properties fo:color="#4a55db"/>
    </style:style>
    <style:style style:name="T2" style:family="text">
      <style:text-properties fo:color="#000000"/>
    </style:style>
    <style:style style:name="T3" style:family="text">
      <style:text-properties fo:color="#5c5c5c"/>
    </style:style>
    <style:style style:name="T4" style:family="text">
      <style:text-properties fo:color="#ae5cb0"/>
    </style:style>
    <style:style style:name="T5" style:family="text">
      <style:text-properties fo:color="#ae5cb0"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bc8f8f"/>
    </style:style>
    <style:style style:name="T8" style:family="text">
      <style:text-properties fo:color="#32b9b9"/>
    </style:style>
    <style:style style:name="T9" style:family="text">
      <style:text-properties fo:color="#a020f0"/>
    </style:style>
    <style:style style:name="T10" style:family="text">
      <style:text-properties fo:color="#ffaa00"/>
    </style:style>
    <style:style style:name="T11" style:family="text">
      <style:text-properties fo:color="#64ae64" fo:font-style="italic"/>
    </style:style>
    <style:style style:name="T12" style:family="text">
      <style:text-properties fo:font-style="italic"/>
    </style:style>
    <style:style style:name="T13" style:family="text">
      <style:text-properties fo:color="#da7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ction margin()</text:p>
      <text:p text:style-name="P4">[Gm,Pm,Wcg,Wcp] = MARGIN(SYS) computes the gain margin Gm, the phase margin Pm, and the associated frequencies Wcg and Wcp, for the SISO open-loop model SYS (continuous or discrete). The gain margin Gm is defined as 1/G where G is the gain at the -180 phase crossing. The phase margin Pm is in degrees.</text:p>
      <text:p text:style-name="P9"/>
      <text:p text:style-name="P4">[Gm,Pm,Wcg,Wcp] = MARGIN(MAG,PHASE,W) derives the gain and phase margins from the Bode magnitude, phase, and frequency vectors MAG, PHASE, and W produced by BODE. MARGIN expects gain values MAG in absolute units and phase values PHASE in degrees. </text:p>
      <text:p text:style-name="P9"/>
      <text:p text:style-name="P4">MARGIN(SYS), by itself, plots the open-loop Bode plot with the gain and phase margins marked with a vertical line. </text:p>
      <text:p text:style-name="P5"/>
      <text:p text:style-name="P3">EXAMPLES</text:p>
      <text:p text:style-name="P7">//Example 1:</text:p>
      <text:p text:style-name="P4">s = %s ;</text:p>
      <text:p text:style-name="P4">sys = syslin('c',3/(s^3+7*s^2+8*s+5)) ;</text:p>
      <text:p text:style-name="P4">[GM,PM,Fgm,Fpm] = margin(sys) ;</text:p>
      <text:p text:style-name="P9"/>
      <text:p text:style-name="P6">//Example 2:</text:p>
      <text:p text:style-name="P4">z = %z ;</text:p>
      <text:p text:style-name="P4">sys1 = syslin('d',4/(z^2+7*z+8)) ;</text:p>
      <text:p text:style-name="P10">margin(sys1) ; <text:s/><text:span text:style-name="T12">//Plots bode plot showing phase margin, gain margin etc</text:span></text:p>
      <text:p text:style-name="P5">//Example 3:</text:p>
      <text:p text:style-name="P4">sys1 = syslin('c',(s +8)/(s^3+7*s^2+8*s+6))</text:p>
      <text:p text:style-name="P4">[Gm,Pm,Wcg,Wcp] = allmargin(sys1)</text:p>
      <text:p text:style-name="P9"/>
      <text:p text:style-name="P8">References :</text:p>
      <text:p text:style-name="P4">http:<text:span text:style-name="T12">//www.scilab.org/resources/documentation ; </text:span></text:p>
      <text:p text:style-name="P4">http:<text:span text:style-name="T12">//spoken-tutorial.org/</text:span></text:p>
      <text:p text:style-name="P4">http:<text:span text:style-name="T12">//in.mathworks.com/help/control/ ; </text:span></text:p>
      <text:p text:style-name="P4">http:<text:span text:style-name="T12">//in.mathworks.com/help/control/ref/margin.html ;</text:span></text:p>
      <text:p text:style-name="P4">https:<text:span text:style-name="T12">//en.wikipedia.org/wiki/Control_systems;</text:span></text:p>
      <text:p text:style-name="P9"/>
      <text:p text:style-name="P1">Author (s):</text:p>
      <text:p text:style-name="P10">Sanchit Gupta &amp; Ashutosh Kumar Bhargava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4S</meta:editing-duration>
    <meta:editing-cycles>4</meta:editing-cycles>
    <meta:generator>LibreOffice/5.1.3.2$Windows_x86 LibreOffice_project/644e4637d1d8544fd9f56425bd6cec110e49301b</meta:generator>
    <dc:date>2016-07-04T12:20:27.627000000</dc:date>
    <meta:document-statistic meta:table-count="0" meta:image-count="0" meta:object-count="0" meta:page-count="1" meta:paragraph-count="24" meta:word-count="175" meta:character-count="1269" meta:non-whitespace-character-count="1113"/>
    <meta:user-defined meta:name="Info 1"/>
    <meta:user-defined meta:name="Info 2"/>
    <meta:user-defined meta:name="Info 3"/>
    <meta:user-defined meta:name="Info 4"/>
  </office:meta>
</office:document-meta>
</file>